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90000026961558C3B.png" manifest:media-type="image/png"/>
  <manifest:file-entry manifest:full-path="Pictures/100000010000051B0000026387236357.png" manifest:media-type="image/png"/>
  <manifest:file-entry manifest:full-path="Pictures/100000000000010B000000BD08DCC5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docs-Roboto" svg:font-family="docs-Roboto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font-name="docs-Roboto" fo:font-size="10.5pt" fo:letter-spacing="normal" fo:font-style="normal" fo:font-weight="normal" officeooo:rsid="0025f7b8" officeooo:paragraph-rsid="00073a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c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<text:span text:style-name="T2">OTEAMENTO IP</text:span>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p text:style-name="P4">Lab 10 - BGP visto em video</text:p>
      <text:p text:style-name="P3"/>
      <text:p text:style-name="P3"><draw:frame draw:style-name="fr2" draw:name="Figura2" text:anchor-type="char" svg:x="0.132cm" svg:y="-0.014cm" svg:width="17cm" svg:height="7.946cm" draw:z-index="1"><draw:image xlink:href="Pictures/100000010000051B0000026387236357.png" xlink:type="simple" xlink:show="embed" xlink:actuate="onLoad" draw:mime-type="image/png"/></draw:frame></text:p>
      <text:p text:style-name="P3"><draw:frame draw:style-name="fr1" draw:name="Figura3" text:anchor-type="char" svg:width="17cm" svg:height="15.402cm" draw:z-index="2"><draw:image xlink:href="Pictures/10000001000002A90000026961558C3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docs-Roboto" svg:font-family="docs-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9-10T21:56:19.406006966</dc:date>
    <meta:editing-duration>PT5H47M10S</meta:editing-duration>
    <meta:editing-cycles>33</meta:editing-cycles>
    <meta:generator>LibreOffice/24.2.5.2$Linux_X86_64 LibreOffice_project/420$Build-2</meta:generator>
    <meta:document-statistic meta:table-count="0" meta:image-count="3" meta:object-count="0" meta:page-count="2" meta:paragraph-count="6" meta:word-count="28" meta:character-count="180" meta:non-whitespace-character-count="158"/>
  </office:meta>
</office:document-meta>
</file>